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Cols(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Rules( String 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CellSpacing( int cellspac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Summary( String sum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Frame( String 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Bg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Table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le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Border(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CellSpacing( String cellspac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Table(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CellPadding( int cellpad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Cols(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CellPadding( String cellpad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